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/>
      <style:text-properties style:font-name="Arial" fo:font-size="16pt" fo:language="es" fo:country="ES" style:text-underline-style="solid" style:text-underline-width="auto" style:text-underline-color="font-color" fo:font-weight="bold" officeooo:rsid="00151551" officeooo:paragraph-rsid="00151551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style:font-name="Arial" fo:language="es" fo:country="ES" officeooo:rsid="00151551" officeooo:paragraph-rsid="00151551"/>
    </style:style>
    <style:style style:name="P3" style:family="paragraph" style:parent-style-name="Standard" style:list-style-name="L1">
      <style:paragraph-properties fo:margin-top="0cm" fo:margin-bottom="0.499cm" style:contextual-spacing="false" fo:text-align="start" style:justify-single-word="false" fo:orphans="2" fo:widows="2"/>
      <style:text-properties fo:language="es" fo:country="ES" officeooo:paragraph-rsid="00151551"/>
    </style:style>
    <style:style style:name="P4" style:family="paragraph" style:parent-style-name="Standard" style:list-style-name="L1">
      <style:paragraph-properties fo:margin-top="0cm" fo:margin-bottom="0.499cm" style:contextual-spacing="false" fo:text-align="start" style:justify-single-word="false" fo:orphans="2" fo:widows="2"/>
      <style:text-properties fo:language="es" fo:country="ES" officeooo:rsid="00151551" officeooo:paragraph-rsid="00151551"/>
    </style:style>
    <style:style style:name="P5" style:family="paragraph" style:parent-style-name="Standard" style:list-style-name="L1">
      <style:paragraph-properties fo:margin-top="0cm" fo:margin-bottom="0.499cm" style:contextual-spacing="false" fo:text-align="start" style:justify-single-word="false" fo:orphans="2" fo:widows="2"/>
      <style:text-properties style:font-name="Arial" fo:language="es" fo:country="ES" officeooo:rsid="00151551" officeooo:paragraph-rsid="00151551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style:font-name="Arial" fo:language="es" fo:country="ES" officeooo:rsid="00151551" officeooo:paragraph-rsid="00151551"/>
    </style:style>
    <style:style style:name="T1" style:family="text">
      <style:text-properties style:font-name="Arial"/>
    </style:style>
    <style:style style:name="T2" style:family="text">
      <style:text-properties style:font-name="Arial" officeooo:rsid="00151551"/>
    </style:style>
    <style:style style:name="T3" style:family="text">
      <style:text-properties style:font-name="Arial" style:text-underline-style="solid" style:text-underline-width="auto" style:text-underline-color="font-color"/>
    </style:style>
    <style:style style:name="T4" style:family="text">
      <style:text-properties style:font-name="Arial" style:text-underline-style="solid" style:text-underline-width="auto" style:text-underline-color="font-color" officeooo:rsid="00151551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5d50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vator pitch</text:p>
      <text:p text:style-name="P2">- <text:span text:style-name="T5">Público objetivo</text:span>:</text:p>
      <text:list xml:id="list583307336" text:style-name="L1">
        <text:list-item>
          <text:p text:style-name="P3"><text:span text:style-name="T4">Nombre</text:span><text:span text:style-name="T2">: Luke Caminacielos</text:span></text:p>
        </text:list-item>
        <text:list-item>
          <text:p text:style-name="P4"><text:span text:style-name="T3">Ocupación</text:span><text:span text:style-name="T1">: Mecenas, filántropo y voluntario.</text:span></text:p>
        </text:list-item>
        <text:list-item>
          <text:p text:style-name="P5">Potencial accionista.</text:p>
        </text:list-item>
      </text:list>
      <text:p text:style-name="P2">- <text:span text:style-name="T5">Problema</text:span>: Digitalización de las PYMES.</text:p>
      <text:p text:style-name="P2">- <text:span text:style-name="T5">Solución</text:span>: Informatípico es una empresa dedicada a la creación de aplicaciones móviles para contribuir a la digitalización de las PYMES.</text:p>
      <text:p text:style-name="P2">- <text:span text:style-name="T5">Mensaje</text:span>:<text:line-break/><text:line-break/>¿Sabías que menos del 30% de las PYMES han completado su transformación digital, perdiendo así millones de euros en competitividad? Mi nombre es Roldán, fundador de Informatípico. Y en tres palabras, nuestra empresa significa: calidad, compromiso y responsabilidad.<text:line-break/><text:line-break/>Ayudamos a las PYMES a afrontar el desafío de la transformación digital creando aplicaciones a medida que simplifican sus procesos y aumentan su eficiencia. <text:span text:style-name="T6">Para las PYMES, esto representa el futuro. </text:span>Para los inversores, representa una oportunidad sólida, <text:span text:style-name="T6">ya que</text:span> el mercado de soluciones digitales personalizadas crece exponencialmente, y con nuestro enfoque en responsabilidad social, nos posicionamos como una opción sostenible y rentable.<text:line-break/><text:line-break/>¿Te interesaría intercambiar tarjetas y coordinar una reunión para explorar cómo puedes formar parte de esta visió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6T18:05:23.339000000</dc:date>
    <meta:editing-duration>PT14M31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8" meta:word-count="165" meta:character-count="1141" meta:non-whitespace-character-count="984"/>
  </office:meta>
</office:document-meta>
</file>